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5724532"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5733815"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1-29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1-29T12:00:17+02:00</text:span><text:span text:style-name="T123">",</text:span><text:span text:style-name="T10"><text:line-break/></text:span><text:span text:style-name="T122">    </text:span><text:span text:style-name="T123">"</text:span><text:span text:style-name="T138">ClientTime</text:span><text:span text:style-name="T123">": "</text:span><text:span text:style-name="T146">2013-11-29T12:00:19+02:00</text:span><text:span text:style-name="T123">",</text:span><text:span text:style-name="T10"><text:line-break/></text:span><text:span text:style-name="T123">    "</text:span><text:span text:style-name="T138">SessionAttestation</text:span><text:span text:style-name="T123">": "</text:span><text:span text:style-name="T146">Tgzvnr/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6162415"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6149627"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5738376"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6149805"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5725190"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5724280"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202761in 0.502993904768664in)" svg:viewBox="0 0 780 436" svg:d="m0 1407987c245-308 723-136 780 279"><text:p/></draw:path><draw:path draw:style-name="gr7" draw:text-style-name="P192" svg:width="0.3091in" svg:height="0.1717in" draw:transform="skewX (0.0680678408277661) rotate (-1.22085781177099) translate (0.12480529466302in 0.139011726360089in)" svg:viewBox="0 0 786 437" svg:d="m0 1397499c247-309 729-137 786 279"><text:p/></draw:path><draw:path draw:style-name="gr7" draw:text-style-name="P192" svg:width="0.5736in" svg:height="0.3949in" draw:transform="skewX (0.138230076757925) rotate (-1.18036617312473) translate (0.256204827019893in 0.527845900803125in)" svg:viewBox="0 0 1458 1004" svg:d="m0 1559160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6159508"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616792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6170930"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5749229"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6163287" text:continue-list="list36170930"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6169460"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6157189"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6159960"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5750066"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36152257" text:continue-list="list3615996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35728481"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c, WebPKI.org, 2013-12-01<text:tab/>Page <text:page-number text:select-page="current">76</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9</meta:editing-cycles>
    <meta:editing-duration>PT61H57M53S</meta:editing-duration>
    <dc:title>Secure Key Store - API and Architecture</dc:title>
    <dc:date>2013-12-03T16:01:38.11</dc:date>
    <dc:creator>Anders Rundgren</dc:creator>
    <meta:document-statistic meta:table-count="121" meta:image-count="0" meta:object-count="6" meta:page-count="82" meta:paragraph-count="2248" meta:word-count="15986" meta:character-count="122738"/>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